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4.692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>
            <text:p>columns</text:p>
          </table:table-cell>
          <table:table-cell office:value-type="string">
            <text:p>rows</text:p>
          </table:table-cell>
        </table:table-row>
        <table:table-row table:style-name="ro1">
          <table:table-cell office:value-type="string">
            <text:p>eol_bits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sol_bits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telem tx columns</text:p>
          </table:table-cell>
          <table:table-cell table:formula="of:=110-12" office:value-type="float" office:value="98">
            <text:p>98</text:p>
          </table:table-cell>
          <table:table-cell/>
        </table:table-row>
        <table:table-row table:style-name="ro1">
          <table:table-cell office:value-type="string">
            <text:p>telem tx rows</text:p>
          </table:table-cell>
          <table:table-cell table:formula="of:=16-3" office:value-type="float" office:value="13">
            <text:p>13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elem tx bytes per line</text:p>
          </table:table-cell>
          <table:table-cell table:formula="of:=([.B4]- ([.B2]+[.B3]))/10"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Telem tx bytes per ½ frame</text:p>
          </table:table-cell>
          <table:table-cell table:formula="of:=[.B7]*[.B5]" office:value-type="float" office:value="117">
            <text:p>117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bytes/sec</text:p>
          </table:table-cell>
          <table:table-cell table:formula="of:=[.B8]*50" office:value-type="float" office:value="5850">
            <text:p>585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baud</text:p>
          </table:table-cell>
          <table:table-cell table:formula="of:=[.B10]*10" office:value-type="float" office:value="58500">
            <text:p>58500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formula="of:=56*1024" office:value-type="float" office:value="57344">
            <text:p>57344</text:p>
          </table:table-cell>
          <table:table-cell/>
        </table:table-row>
      </table:table>
      <table:table table:name="Sheet2" table:style-name="ta1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y </meta:initial-creator>
    <meta:creation-date>2014-10-24T20:47:07</meta:creation-date>
    <dc:date>2014-10-24T21:11:00</dc:date>
    <dc:creator>Andy </dc:creator>
    <meta:editing-duration>PT9M25S</meta:editing-duration>
    <meta:editing-cycles>5</meta:editing-cycles>
    <meta:generator>LibreOffice/3.5$Linux_x86 LibreOffice_project/350m1$Build-2</meta:generator>
    <meta:document-statistic meta:table-count="3" meta:cell-count="19" meta:object-count="0"/>
  </office:meta>
</office:document-meta>
</file>